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in" fo:margin-bottom="0.139in" style:line-height-at-least="0.25in" fo:text-align="start" style:justify-single-word="false" style:text-autospace="none"/>
      <style:text-properties style:use-window-font-color="true" style:font-name="Verdana" fo:font-size="13pt" fo:font-style="italic" fo:font-weight="bold" style:font-name-asian="Verdana" style:font-size-asian="13pt" style:font-style-asian="italic" style:font-weight-asian="bold" style:font-name-complex="Verdana" style:font-size-complex="13pt" style:font-style-complex="italic" style:font-weight-complex="bold"/>
    </style:style>
    <style:style style:name="P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3"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4"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5" style:family="paragraph" style:parent-style-name="Standard">
      <style:paragraph-properties fo:margin-top="0in" fo:margin-bottom="0.1665in" style:line-height-at-least="0.25in" fo:text-align="start" style:justify-single-word="false" style:text-autospace="none"/>
      <style:text-properties style:use-window-font-color="true" style:font-name="Verdana" fo:font-size="20pt" fo:font-weight="bold" style:font-name-asian="Verdana" style:font-size-asian="20pt" style:font-weight-asian="bold" style:font-name-complex="Verdana" style:font-size-complex="20pt" style:font-weight-complex="bold"/>
    </style:style>
    <style:style style:name="P6"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6pt" fo:font-style="italic" fo:font-weight="normal" style:font-name-asian="Verdana" style:font-size-asian="16pt" style:font-style-asian="italic" style:font-weight-asian="normal" style:font-name-complex="Verdana" style:font-size-complex="16pt" style:font-style-complex="italic" style:font-weight-complex="normal"/>
    </style:style>
    <style:style style:name="P7" style:family="paragraph" style:parent-style-name="Standard">
      <style:paragraph-properties style:line-height-at-least="0.25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8" style:family="paragraph" style:parent-style-name="Standard">
      <style:text-properties fo:font-size="16pt" style:font-size-asian="16pt" style:font-size-complex="16pt"/>
    </style:style>
    <style:style style:name="P9" style:family="paragraph" style:parent-style-name="Standard" style:list-style-name="L1">
      <style:paragraph-properties fo:margin-left="0in" fo:margin-right="0in" style:line-height-at-least="0.25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pple Upside-Down Cake</text:p>
      <text:p text:style-name="P1">Serves 8</text:p>
      <text:p text:style-name="P6">You will need a 9-inch nonstick cake pan with sides that are at least 2 inches high for this cake. Alternatively, use a 10-inch ovenproof stainless steel skillet (don’t use cast iron) to both cook the apples and bake the cake, with the following modifications: Cook the apples in the skillet and set them aside while mixing the batter (it’s OK if the skillet is still warm when the batter is added) and increase the baking time by 7 to 9 minutes.</text:p>
      <text:p text:style-name="P7">INGREDIENTS</text:p>
      <text:p text:style-name="P7">TOPPING</text:p>
      <text:p text:style-name="P3"><text:span text:style-name="T1"><text:tab/><text:tab/>4</text:span><text:span text:style-name="T2"> tablespoons (1/2 stick) unsalted butter , cut into 4 pieces, plus extra for pan</text:span></text:p>
      <text:p text:style-name="P3"><text:span text:style-name="T1"><text:tab/><text:tab/>4</text:span><text:span text:style-name="T2"> Granny Smith apples or Golden Delicious (about 2 pounds), peeled and cored</text:span></text:p>
      <text:p text:style-name="P3"><text:span text:style-name="T1"><text:tab/><text:tab/>2/3</text:span><text:span text:style-name="T2"> cup packed light brown sugar (4 2/3 ounces)</text:span></text:p>
      <text:p text:style-name="P3"><text:span text:style-name="T1"><text:tab/><text:tab/>2</text:span><text:span text:style-name="T2"> teaspoons juice from 1 lemon</text:span></text:p>
      <text:p text:style-name="P7">CAKE</text:p>
      <text:p text:style-name="P3"><text:span text:style-name="T1"><text:tab/><text:tab/>1</text:span><text:span text:style-name="T2"> cup unbleached all-purpose flour (5 ounces)</text:span></text:p>
      <text:p text:style-name="P3"><text:span text:style-name="T1"><text:tab/><text:tab/>1</text:span><text:span text:style-name="T2"> tablespoon cornmeal (optional)</text:span></text:p>
      <text:p text:style-name="P3"><text:span text:style-name="T1"><text:tab/><text:tab/>1</text:span><text:span text:style-name="T2"> teaspoon baking powder</text:span></text:p>
      <text:p text:style-name="P3"><text:span text:style-name="T1"><text:tab/><text:tab/>1/2</text:span><text:span text:style-name="T2"> teaspoon table salt</text:span></text:p>
      <text:p text:style-name="P3"><text:span text:style-name="T1"><text:tab/><text:tab/>3/4</text:span><text:span text:style-name="T2"> cup granulated sugar (5 1/4 ounces)</text:span></text:p>
      <text:p text:style-name="P3"><text:span text:style-name="T1"><text:tab/><text:tab/>1/4</text:span><text:span text:style-name="T2"> cup packed light brown sugar (1 3/4 ounces)</text:span></text:p>
      <text:p text:style-name="P3"><text:span text:style-name="T1"><text:tab/><text:tab/>2</text:span><text:span text:style-name="T2"> large eggs</text:span></text:p>
      <text:p text:style-name="P3"><text:span text:style-name="T1"><text:tab/><text:tab/>6</text:span><text:span text:style-name="T2"> tablespoons (3/4 stick) unsalted butter , melted and </text:span><text:soft-page-break/><text:span text:style-name="T2">cooled slightly</text:span></text:p>
      <text:p text:style-name="P3"><text:span text:style-name="T1"><text:tab/><text:tab/>1/2</text:span><text:span text:style-name="T2"> cup sour cream</text:span></text:p>
      <text:p text:style-name="P3"><text:span text:style-name="T1"><text:tab/><text:tab/>1</text:span><text:span text:style-name="T2"> teaspoon vanilla extract</text:span></text:p>
      <text:p text:style-name="P7">INSTRUCTIONS</text:p>
      <text:p text:style-name="P4"><text:span text:style-name="T1"><text:tab/><text:tab/>FOR THE TOPPING:</text:span><text:span text:style-name="T2"> Butter bottom and sides of 9-inch round, 2-inch-deep nonstick cake pan; set aside. Adjust oven rack to lowest position and heat oven to 350 degrees.</text:span></text:p>
      <text:p text:style-name="P2"><text:tab/><text:tab/>Halve apples from pole to pole. Cut 2 apples into 1/4-inch-thick slices; set aside. Cut remaining 2 apples into 1/2-inch-thick slices. Heat butter in 12-inch skillet over medium-high heat. When foaming subsides, add 1/2-inch-thick apple slices and cook, stirring 2 or 3 times, until apples begin to caramelize, 4 to 6 minutes. (Do not fully cook apples.) Add 1/4-inch-thick apple slices, brown sugar, and lemon juice; continue cooking, stirring constantly, until sugar dissolves and apples are coated, about 1 minute longer. Transfer apple mixture to prepared pan and lightly press into even layer. Set aside while preparing cake.</text:p>
      <text:p text:style-name="P4"><text:span text:style-name="T1"><text:s text:c="7"/>FOR THE CAKE:</text:span><text:span text:style-name="T2"> Whisk flour, cornmeal (if using), baking powder, and salt together in medium bowl; set aside. Whisk granulated sugar, brown sugar, and eggs together in large bowl until thick and homogeneous, about 45 seconds. Slowly whisk in butter until combined. Add sour cream and vanilla; whisk until combined. Add flour mixture and whisk until just combined. Pour batter into pan and spread evenly over fruit. Bake until cake is golden brown and toothpick inserted into center comes out clean, 35 to 40 minutes.</text:span></text:p>
      <text:list xml:id="list311915058" text:style-name="L1">
        <text:list-item>
          <text:list>
            <text:list-item>
              <text:list>
                <text:list-header>
                  <text:p text:style-name="P9"><text:s text:c="6"/>Cool pan on wire rack 20 minutes. Run paring knife</text:p>
                  <text:p text:style-name="P9"><text:s text:c="6"/>around sides of cake to loosen. </text:p>
                  <text:p text:style-name="P9"><text:soft-page-break/><text:s text:c="6"/>Place wire rack over cake pan. Holding rack tightly, invert <text:s/></text:p>
                  <text:p text:style-name="P9"><text:s text:c="6"/>cake pan and wire rack together; lift off cake pan. Place <text:s/></text:p>
                  <text:p text:style-name="P9"><text:s text:c="6"/>wire rack over baking sheet or large plate to catch any <text:s text:c="2"/></text:p>
                  <text:p text:style-name="P9"><text:s text:c="6"/>drips. If any fruit sticks to pan bottom, remove and </text:p>
                  <text:p text:style-name="P9"><text:s text:c="6"/>position it on top of cake. Let cake cool 20 minutes (or <text:s/></text:p>
                  <text:p text:style-name="P9"><text:s text:c="6"/>longer to cool it completely), then transfer to serving </text:p>
                  <text:p text:style-name="P9"><text:s text:c="6"/>platter, cut into pieces, and serve.</text:p>
                </text:list-header>
              </text:list>
            </text:list-item>
          </text:list>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11-03T12:13:44</meta:creation-date>
    <dc:date>2012-05-25T09:58:38</dc:date>
    <dc:creator>Robert Houk</dc:creator>
    <meta:editing-duration>PT00H10M58S</meta:editing-duration>
    <meta:editing-cycles>3</meta:editing-cycles>
    <meta:generator>OpenOffice.org/3.2$Unix OpenOffice.org_project/320m18$Build-9502</meta:generator>
    <meta:document-statistic meta:table-count="0" meta:image-count="0" meta:object-count="0" meta:page-count="3" meta:paragraph-count="33" meta:word-count="487" meta:character-count="2945"/>
  </office:meta>
</office:document-meta>
</file>